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598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ro1" style:family="table-row">
      <style:table-row-properties style:row-height="1.974cm" style:use-optimal-row-height="false"/>
    </style:style>
    <style:style style:name="ro2" style:family="table-row">
      <style:table-row-properties style:row-height="1.986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999cm" svg:height="15.803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OSI 7 Layer</text:p>
              </table:table-cell>
              <table:table-cell>
                <text:p>Layer No</text:p>
              </table:table-cell>
              <table:table-cell>
                <text:p>Example</text:p>
              </table:table-cell>
              <table:table-cell>
                <text:p>Other Protocols</text:p>
              </table:table-cell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 Layer</text:p>
              </table:table-cell>
              <table:table-cell table:number-rows-spanned="3">
                <text:p>L7(Firewall)</text:p>
              </table:table-cell>
              <table:table-cell table:number-rows-spanned="3">
                <text:p>HTTP</text:p>
              </table:table-cell>
              <table:table-cell table:number-rows-spanned="3">
                <text:p>FTP, SSH, LOCO,DNS,RTP ...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 Layer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 Layer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 Layer</text:p>
              </table:table-cell>
              <table:table-cell>
                <text:p>L4(NAT)</text:p>
              </table:table-cell>
              <table:table-cell>
                <text:p>TCP</text:p>
              </table:table-cell>
              <table:table-cell>
                <text:p>UDP,SCTP</text:p>
              </table:table-cell>
            </table:table-row>
            <table:table-row table:style-name="ro1" table:default-cell-style-name="bg-none">
              <table:table-cell>
                <text:p>Not </text:p>
              </table:table-cell>
              <table:table-cell>
                <text:p>Network Layer</text:p>
              </table:table-cell>
              <table:table-cell>
                <text:p>L3(Router)</text:p>
              </table:table-cell>
              <table:table-cell>
                <text:p>IP</text:p>
              </table:table-cell>
              <table:table-cell>
                <text:p>IPv6,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 Layer</text:p>
              </table:table-cell>
              <table:table-cell>
                <text:p>L2(Switch)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 Layer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맑은 고딕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맑은 고딕" style:font-family-asian="'맑은 고딕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7T15:07:11.319000000</meta:creation-date>
    <dc:date>2023-07-07T15:45:16.021000000</dc:date>
    <meta:editing-duration>PT38M7S</meta:editing-duration>
    <meta:editing-cycles>3</meta:editing-cycles>
    <meta:generator>LibreOffice/7.5.4.2$Windows_X86_64 LibreOffice_project/36ccfdc35048b057fd9854c757a8b67ec53977b6</meta:generator>
    <meta:document-statistic meta:object-count="24"/>
  </office:meta>
</office:document-meta>
</file>